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2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3" style:family="graphic" style:parent-style-name="objectwithoutfill">
      <style:graphic-properties svg:stroke-width="0.152cm" draw:marker-start-width="0.425cm" draw:marker-end-width="0.425cm" draw:fill="none" draw:textarea-vertical-align="middle" fo:padding-top="0.198cm" fo:padding-bottom="0.198cm" fo:padding-left="0.323cm" fo:padding-right="0.323cm"/>
    </style:style>
    <style:style style:name="gr4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000000" draw:marker-start-width="0.427cm" draw:marker-end-width="0.427cm" draw:fill="none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measure" style:list-style-name="L1">
      <style:graphic-properties svg:stroke-width="0.152cm" draw:marker-start-width="0.862cm" draw:marker-end-width="0.862cm" draw:textarea-vertical-align="middle" draw:line-distance="0.707cm"/>
      <style:paragraph-properties style:writing-mode="lr-tb"/>
    </style:style>
    <style:style style:name="gr7" style:family="graphic" style:parent-style-name="measure" style:list-style-name="L1">
      <style:graphic-properties svg:stroke-width="0.152cm" draw:marker-start-width="0.862cm" draw:marker-end-width="0.862cm" draw:textarea-vertical-align="middle"/>
      <style:paragraph-properties style:writing-mode="lr-tb"/>
    </style:style>
    <style:style style:name="gr8" style:family="graphic" style:parent-style-name="measure" style:list-style-name="L1">
      <style:graphic-properties svg:stroke-width="0.152cm" draw:marker-start-width="0.862cm" draw:marker-end-width="0.862cm" draw:textarea-vertical-align="middle"/>
      <style:paragraph-properties style:writing-mode="lr-tb"/>
    </style:style>
    <style:style style:name="gr9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10" style:family="graphic" style:parent-style-name="measure" style:list-style-name="L1">
      <style:graphic-properties svg:stroke-width="0.152cm" draw:marker-start-width="0.862cm" draw:marker-end-width="0.862cm" draw:textarea-vertical-align="middle" draw:placing="below"/>
      <style:paragraph-properties style:writing-mode="lr-tb"/>
    </style:style>
    <style:style style:name="gr11" style:family="graphic" style:parent-style-name="standard">
      <style:graphic-properties draw:stroke="none" svg:stroke-width="0.152cm" svg:stroke-color="#000000" draw:marker-start-width="0.427cm" draw:marker-end-width="0.427cm" draw:fill="none" draw:fill-color="#ffffff" fo:min-height="16.57cm"/>
      <style:paragraph-properties style:writing-mode="lr-tb"/>
    </style:style>
    <style:style style:name="gr12" style:family="graphic" style:parent-style-name="standard">
      <style:graphic-properties draw:stroke="none" svg:stroke-width="0.152cm" svg:stroke-color="#000000" draw:marker-start-width="0.427cm" draw:marker-end-width="0.427cm" draw:fill="none" draw:fill-color="#ffffff" fo:min-height="11.557cm"/>
      <style:paragraph-properties style:writing-mode="lr-tb"/>
    </style:style>
    <style:style style:name="gr13" style:family="graphic" style:parent-style-name="standard">
      <style:graphic-properties draw:stroke="none" svg:stroke-width="0.152cm" svg:stroke-color="#000000" draw:marker-start-width="0.427cm" draw:marker-end-width="0.427cm" draw:fill="none" draw:fill-color="#ffffff" fo:min-height="4.322cm"/>
      <style:paragraph-properties style:writing-mode="lr-tb"/>
    </style:style>
    <style:style style:name="gr14" style:family="graphic" style:parent-style-name="measure" style:list-style-name="L1">
      <style:graphic-properties svg:stroke-width="0.152cm" draw:marker-start-width="0.862cm" draw:marker-end-width="0.862cm" draw:textarea-vertical-align="middle"/>
      <style:paragraph-properties style:writing-mode="lr-tb"/>
    </style:style>
    <style:style style:name="gr15" style:family="graphic" style:parent-style-name="measure" style:list-style-name="L1">
      <style:graphic-properties svg:stroke-width="0.152cm" svg:stroke-color="#ff3333" draw:marker-start-width="0.862cm" draw:marker-end-width="0.862cm" draw:textarea-vertical-align="middle" draw:line-distance="0.789cm"/>
      <style:paragraph-properties style:writing-mode="lr-tb"/>
    </style:style>
    <style:style style:name="gr16" style:family="graphic" style:parent-style-name="measure" style:list-style-name="L1">
      <style:graphic-properties svg:stroke-width="0.152cm" draw:marker-start-width="0.862cm" draw:marker-end-width="0.862cm" draw:textarea-vertical-align="middle"/>
      <style:paragraph-properties style:writing-mode="lr-tb"/>
    </style:style>
    <style:style style:name="gr17" style:family="graphic" style:parent-style-name="measure" style:list-style-name="L1">
      <style:graphic-properties svg:stroke-width="0.152cm" draw:marker-start-width="0.862cm" draw:marker-end-width="0.862cm" draw:textarea-vertical-align="middle"/>
      <style:paragraph-properties style:writing-mode="lr-tb"/>
    </style:style>
    <style:style style:name="gr18" style:family="graphic" style:parent-style-name="measure" style:list-style-name="L1">
      <style:graphic-properties svg:stroke-width="0.152cm" svg:stroke-color="#ff3333" draw:marker-start-width="0.862cm" draw:marker-end-width="0.862cm" draw:textarea-vertical-align="middle" draw:placing="below"/>
      <style:paragraph-properties style:writing-mode="lr-tb"/>
    </style:style>
    <style:style style:name="gr19" style:family="graphic" style:parent-style-name="measure" style:list-style-name="L1">
      <style:graphic-properties svg:stroke-width="0.152cm" svg:stroke-color="#ff3333" draw:marker-start-width="0.862cm" draw:marker-end-width="0.862cm" draw:textarea-vertical-align="middle"/>
      <style:paragraph-properties style:writing-mode="lr-tb"/>
    </style:style>
    <style:style style:name="gr20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21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22" style:family="graphic" style:parent-style-name="measure" style:list-style-name="L1">
      <style:graphic-properties svg:stroke-width="0.152cm" svg:stroke-color="#ff3333" draw:marker-start-width="0.862cm" draw:marker-end-width="0.862cm" draw:textarea-vertical-align="middle" draw:placing="below"/>
      <style:paragraph-properties style:writing-mode="lr-tb"/>
    </style:style>
    <style:style style:name="gr23" style:family="graphic" style:parent-style-name="measure" style:list-style-name="L1">
      <style:graphic-properties svg:stroke-width="0.152cm" draw:marker-start-width="0.862cm" draw:marker-end-width="0.862cm" draw:textarea-vertical-align="middle" draw:placing="below"/>
      <style:paragraph-properties style:writing-mode="lr-tb"/>
    </style:style>
    <style:style style:name="gr24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25" style:family="graphic" style:parent-style-name="measure" style:list-style-name="L1">
      <style:graphic-properties svg:stroke-width="0.152cm" svg:stroke-color="#ff3333" draw:marker-start-width="0.862cm" draw:marker-end-width="0.862cm" draw:textarea-vertical-align="middle" draw:line-distance="0.789cm"/>
      <style:paragraph-properties style:writing-mode="lr-tb"/>
    </style:style>
    <style:style style:name="gr26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27" style:family="graphic" style:parent-style-name="measure" style:list-style-name="L1">
      <style:graphic-properties svg:stroke-width="0.152cm" draw:marker-start-width="0.862cm" draw:marker-end-width="0.862cm" draw:textarea-vertical-align="middle"/>
      <style:paragraph-properties style:writing-mode="lr-tb"/>
    </style:style>
    <style:style style:name="gr28" style:family="graphic" style:parent-style-name="measure" style:list-style-name="L1">
      <style:graphic-properties svg:stroke-width="0.152cm" svg:stroke-color="#ff3333" draw:marker-start-width="0.862cm" draw:marker-end-width="0.862cm" draw:textarea-vertical-align="middle" draw:placing="below"/>
      <style:paragraph-properties style:writing-mode="lr-tb"/>
    </style:style>
    <style:style style:name="gr29" style:family="graphic" style:parent-style-name="measure" style:list-style-name="L1">
      <style:graphic-properties svg:stroke-width="0.152cm" svg:stroke-color="#ff3333" draw:marker-start-width="0.862cm" draw:marker-end-width="0.862cm" draw:textarea-vertical-align="middle" draw:placing="below"/>
      <style:paragraph-properties style:writing-mode="lr-tb"/>
    </style:style>
    <style:style style:name="gr30" style:family="graphic" style:parent-style-name="measure" style:list-style-name="L1">
      <style:graphic-properties svg:stroke-width="0.152cm" svg:stroke-color="#ff3333" draw:marker-start-width="0.862cm" draw:marker-end-width="0.862cm" draw:textarea-vertical-align="middle"/>
      <style:paragraph-properties style:writing-mode="lr-tb"/>
    </style:style>
    <style:style style:name="gr31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32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33" style:family="graphic" style:parent-style-name="measure" style:list-style-name="L1">
      <style:graphic-properties svg:stroke-width="0.152cm" svg:stroke-color="#ff3333" draw:marker-start-width="0.862cm" draw:marker-end-width="0.862cm" draw:textarea-vertical-align="middle" draw:placing="below"/>
      <style:paragraph-properties style:writing-mode="lr-tb"/>
    </style:style>
    <style:style style:name="gr34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measure draw:style-name="gr1" draw:text-style-name="P1" draw:layer="layout" svg:x1="57.053cm" svg:y1="3.132cm" svg:x2="57.688cm" svg:y2="3.132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  <draw:measure draw:style-name="gr2" draw:text-style-name="P1" draw:layer="layout" svg:x1="60.126cm" svg:y1="4.016cm" svg:x2="60.126cm" svg:y2="3.381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  <draw:polygon draw:style-name="gr3" draw:text-style-name="P2" draw:layer="layout" svg:width="56.514cm" svg:height="42.544cm" svg:x="1.1cm" svg:y="3.385cm" svg:viewBox="0 0 56515 42545" draw:points="635,635 635,0 6223,0 55880,0 55880,635 56515,635 56515,40640 55880,40640 55907,42545 662,42545 635,40640 0,40640 0,635">
          <text:p/>
        </draw:polygon>
        <draw:polygon draw:style-name="gr4" draw:text-style-name="P2" draw:layer="layout" svg:width="56.641cm" svg:height="41.046cm" svg:x="62.087cm" svg:y="3.487cm" svg:viewBox="0 0 56642 41047" draw:points="635,635 635,0 6223,0 55880,0 55880,635 56515,635 56642,40185 56007,40185 56007,41047 762,41047 762,40185 127,40185 0,635">
          <text:p/>
        </draw:polygon>
        <draw:custom-shape draw:style-name="gr5" draw:text-style-name="P3" draw:layer="layout" svg:width="37.662cm" svg:height="18.203cm" svg:x="71.612cm" svg:y="15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6" draw:text-style-name="P1" draw:layer="measurelines" svg:x1="71.674cm" svg:y1="18.135cm" svg:x2="109.204cm" svg:y2="18.135cm">
          <text:p text:style-name="P1"/>
          <text:p text:style-name="P1"><text:span text:style-name="T1">15.125”</text:span></text:p>
        </draw:measure>
        <draw:measure draw:style-name="gr7" draw:text-style-name="P1" draw:layer="layout" svg:x1="1cm" svg:y1="17.466cm" svg:x2="57.515cm" svg:y2="17.482cm">
          <text:p text:style-name="P1"><text:span text:style-name="T1">22.125”</text:span><text:span text:style-name="T1"><text:measure text:kind="gap"/></text:span></text:p>
        </draw:measure>
        <draw:measure draw:style-name="gr8" draw:text-style-name="P1" draw:layer="layout" svg:x1="74.349cm" svg:y1="33.357cm" svg:x2="74.222cm" svg:y2="14.942cm">
          <text:p text:style-name="P1"><text:span text:style-name="T1"><text:measure text:kind="gap"/></text:span><text:span text:style-name="T1"><text:measure text:kind="value">7.25</text:measure></text:span><text:span text:style-name="T1"><text:measure text:kind="unit">"</text:measure></text:span><text:span text:style-name="T1"><text:measure text:kind="gap"/></text:span></text:p>
        </draw:measure>
        <draw:measure draw:style-name="gr9" draw:text-style-name="P1" draw:layer="layout" svg:x1="56.953cm" svg:y1="43.544cm" svg:x2="57.588cm" svg:y2="43.544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  <draw:measure draw:style-name="gr10" draw:text-style-name="P1" draw:layer="layout" svg:x1="9.649cm" svg:y1="45.93cm" svg:x2="9.779cm" svg:y2="3.385cm">
          <text:p text:style-name="P1"><text:span text:style-name="T1"><text:measure text:kind="gap"/></text:span><text:span text:style-name="T1"><text:measure text:kind="value">16.75</text:measure></text:span><text:span text:style-name="T1"><text:measure text:kind="unit">"</text:measure></text:span><text:span text:style-name="T1"><text:measure text:kind="gap"/></text:span></text:p>
        </draw:measure>
        <draw:line draw:style-name="gr4" draw:text-style-name="P2" draw:layer="layout" svg:x1="71.739cm" svg:y1="15.069cm" svg:x2="109.401cm" svg:y2="33.357cm">
          <text:p/>
        </draw:line>
        <draw:line draw:style-name="gr4" draw:text-style-name="P2" draw:layer="layout" svg:x1="71.739cm" svg:y1="33.103cm" svg:x2="109.147cm" svg:y2="15.196cm">
          <text:p/>
        </draw:line>
        <draw:frame draw:style-name="gr11" draw:text-style-name="P4" draw:layer="layout" svg:width="22.606cm" svg:height="16.82cm" svg:x="126.984cm" svg:y="22.562cm">
          <draw:text-box>
            <text:p><text:span text:style-name="T2">TORCH Lightbox</text:span></text:p>
            <text:p><text:span text:style-name="T2">Version 1.2</text:span></text:p>
            <text:p><text:span text:style-name="T2"/></text:p>
            <text:p><text:span text:style-name="T3">Box panels</text:span></text:p>
            <text:p><text:span text:style-name="T2">White styrene ~1/8”</text:span></text:p>
            <text:p><text:span text:style-name="T2">Jason Best</text:span></text:p>
            <text:p><text:span text:style-name="T2">jbest@brit.org</text:span></text:p>
          </draw:text-box>
        </draw:frame>
        <draw:frame draw:style-name="gr12" draw:text-style-name="P5" draw:layer="layout" svg:width="16.637cm" svg:height="11.807cm" svg:x="25.511cm" svg:y="20.026cm">
          <draw:text-box>
            <text:p><text:span text:style-name="T4">bottom</text:span></text:p>
          </draw:text-box>
        </draw:frame>
        <draw:frame draw:style-name="gr13" draw:text-style-name="P5" draw:layer="layout" svg:width="16.002cm" svg:height="4.572cm" svg:x="87.136cm" svg:y="36.202cm">
          <draw:text-box>
            <text:p><text:span text:style-name="T4">top</text:span></text:p>
          </draw:text-box>
        </draw:frame>
        <draw:measure draw:style-name="gr14" draw:text-style-name="P1" draw:layer="layout" svg:x1="109.231cm" svg:y1="18.299cm" svg:x2="118.754cm" svg:y2="18.283cm">
          <text:p text:style-name="P1"><text:span text:style-name="T1"><text:measure text:kind="gap"/></text:span><text:span text:style-name="T1">3.5</text:span><text:span text:style-name="T1"><text:measure text:kind="unit">"</text:measure></text:span><text:span text:style-name="T1"><text:measure text:kind="gap"/></text:span></text:p>
        </draw:measure>
        <draw:measure draw:style-name="gr15" draw:text-style-name="P1" draw:layer="layout" svg:x1="59.574cm" svg:y1="46.094cm" svg:x2="59.574cm" svg:y2="44.284cm">
          <text:p text:style-name="P1"><text:span text:style-name="T1">0.8”</text:span></text:p>
        </draw:measure>
        <draw:measure draw:style-name="gr16" draw:text-style-name="P1" draw:layer="layout" svg:x1="62.114cm" svg:y1="11.597cm" svg:x2="118.629cm" svg:y2="11.613cm">
          <text:p text:style-name="P1"><text:span text:style-name="T1">22.125”</text:span><text:span text:style-name="T1"><text:measure text:kind="gap"/></text:span></text:p>
        </draw:measure>
        <draw:measure draw:style-name="gr17" draw:text-style-name="P1" draw:layer="layout" svg:x1="62.089cm" svg:y1="18.299cm" svg:x2="71.612cm" svg:y2="18.283cm">
          <text:p text:style-name="P1"><text:span text:style-name="T1"><text:measure text:kind="gap"/></text:span><text:span text:style-name="T1">3.5</text:span><text:span text:style-name="T1"><text:measure text:kind="unit">"</text:measure></text:span><text:span text:style-name="T1"><text:measure text:kind="gap"/></text:span></text:p>
        </draw:measure>
        <draw:g>
          <draw:polygon draw:style-name="gr4" draw:text-style-name="P2" draw:layer="layout" svg:width="41.401cm" svg:height="46.352cm" svg:x="1.081cm" svg:y="48.098cm" svg:viewBox="0 0 41402 46353" draw:points="40640,635 41275,635 41275,6223 41402,45718 40767,45718 40767,46353 762,46353 762,45718 127,45718 0,635 635,635 635,0 40640,0">
            <text:p/>
          </draw:polygon>
          <draw:measure draw:style-name="gr18" draw:text-style-name="P1" draw:layer="layout" svg:x1="1.084cm" svg:y1="56.505cm" svg:x2="42.359cm" svg:y2="56.632cm">
            <text:p text:style-name="P1"><text:span text:style-name="T1"><text:measure text:kind="gap"/></text:span><text:span text:style-name="T1">16.125</text:span><text:span text:style-name="T1"><text:measure text:kind="unit">"</text:measure></text:span><text:span text:style-name="T1"><text:measure text:kind="gap"/></text:span></text:p>
          </draw:measure>
          <draw:measure draw:style-name="gr19" draw:text-style-name="P1" draw:layer="layout" svg:x1="31.958cm" svg:y1="48.096cm" svg:x2="31.958cm" svg:y2="94.451cm">
            <text:p text:style-name="P1"><text:span text:style-name="T1"><text:measure text:kind="gap"/></text:span><text:span text:style-name="T1">18.125</text:span><text:span text:style-name="T1"><text:measure text:kind="unit">"</text:measure></text:span><text:span text:style-name="T1"><text:measure text:kind="gap"/></text:span></text:p>
          </draw:measure>
          <draw:frame draw:style-name="gr12" draw:text-style-name="P5" draw:layer="layout" svg:width="16.637cm" svg:height="11.807cm" draw:transform="rotate (-1.5707963267949) translate (26.227cm 67.019cm)">
            <draw:text-box>
              <text:p><text:span text:style-name="T4">Left panel</text:span></text:p>
              <text:p><text:span text:style-name="T4">(same as right)</text:span></text:p>
            </draw:text-box>
          </draw:frame>
          <draw:measure draw:style-name="gr20" draw:text-style-name="P1" draw:layer="layout" svg:x1="42.763cm" svg:y1="93.891cm" svg:x2="42.763cm" svg:y2="94.526cm">
  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  </draw:measure>
          <draw:measure draw:style-name="gr21" draw:text-style-name="P1" draw:layer="layout" svg:x1="41.879cm" svg:y1="96.964cm" svg:x2="42.514cm" svg:y2="96.964cm">
  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  </draw:measure>
        </draw:g>
        <draw:measure draw:style-name="gr22" draw:text-style-name="P1" draw:layer="layout" svg:x1="67.941cm" svg:y1="44.585cm" svg:x2="68.072cm" svg:y2="3.313cm">
          <text:p text:style-name="P1"><text:span text:style-name="T1"><text:measure text:kind="gap"/></text:span><text:span text:style-name="T1"><text:measure text:kind="value">16.25</text:measure></text:span><text:span text:style-name="T1"><text:measure text:kind="unit">"</text:measure></text:span><text:span text:style-name="T1"><text:measure text:kind="gap"/></text:span></text:p>
        </draw:measure>
        <draw:measure draw:style-name="gr23" draw:text-style-name="P1" draw:layer="layout" svg:x1="80.78cm" svg:y1="14.807cm" svg:x2="80.912cm" svg:y2="3.385cm">
          <text:p text:style-name="P1"><text:span text:style-name="T1"><text:measure text:kind="gap"/></text:span><text:span text:style-name="T1"><text:measure text:kind="value">4.5</text:measure></text:span><text:span text:style-name="T1"><text:measure text:kind="unit">"</text:measure></text:span><text:span text:style-name="T1"><text:measure text:kind="gap"/></text:span></text:p>
        </draw:measure>
        <draw:measure draw:style-name="gr24" draw:text-style-name="P1" draw:layer="layout" svg:x1="120.945cm" svg:y1="4.004cm" svg:x2="120.945cm" svg:y2="3.369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  <draw:measure draw:style-name="gr25" draw:text-style-name="P1" draw:layer="layout" svg:x1="120.261cm" svg:y1="44.426cm" svg:x2="120.261cm" svg:y2="43.791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  <draw:measure draw:style-name="gr26" draw:text-style-name="P1" draw:layer="layout" svg:x1="117.984cm" svg:y1="43.253cm" svg:x2="118.619cm" svg:y2="43.253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  <draw:g>
          <draw:measure draw:style-name="gr27" draw:text-style-name="P1" draw:layer="layout" svg:x1="98.344cm" svg:y1="58.492cm" svg:x2="154.224cm" svg:y2="58.492cm">
            <text:p text:style-name="P1"><text:span text:style-name="T1"><text:measure text:kind="gap"/></text:span><text:span text:style-name="T1"><text:measure text:kind="value">22</text:measure></text:span><text:span text:style-name="T1"><text:measure text:kind="unit">"</text:measure></text:span><text:span text:style-name="T1"><text:measure text:kind="gap"/></text:span></text:p>
          </draw:measure>
          <draw:frame draw:style-name="gr12" draw:text-style-name="P5" draw:layer="layout" svg:width="16.637cm" svg:height="11.807cm" svg:x="127.046cm" svg:y="71.235cm">
            <draw:text-box>
              <text:p><text:span text:style-name="T4">back</text:span></text:p>
            </draw:text-box>
          </draw:frame>
          <draw:rect draw:style-name="gr4" draw:text-style-name="P2" draw:layer="layout" svg:width="55.88cm" svg:height="46.05cm" svg:x="98.344cm" svg:y="48.117cm">
            <text:p/>
          </draw:rect>
          <draw:measure draw:style-name="gr28" draw:text-style-name="P1" draw:layer="layout" svg:x1="102.893cm" svg:y1="94.121cm" svg:x2="103.024cm" svg:y2="48.074cm">
            <text:p text:style-name="P1"><text:span text:style-name="T1"><text:measure text:kind="gap"/></text:span><text:span text:style-name="T1">18.125</text:span><text:span text:style-name="T1"><text:measure text:kind="gap"/></text:span></text:p>
          </draw:measure>
        </draw:g>
        <draw:g>
          <draw:polygon draw:style-name="gr4" draw:text-style-name="P2" draw:layer="layout" svg:width="41.401cm" svg:height="46.352cm" svg:x="48.412cm" svg:y="48.174cm" svg:viewBox="0 0 41402 46353" draw:points="40640,635 41275,635 41275,6223 41402,45718 40767,45718 40767,46353 762,46353 762,45718 127,45718 0,635 635,635 635,0 40640,0">
            <text:p/>
          </draw:polygon>
          <draw:measure draw:style-name="gr29" draw:text-style-name="P1" draw:layer="layout" svg:x1="48.415cm" svg:y1="56.581cm" svg:x2="89.69cm" svg:y2="56.708cm">
            <text:p text:style-name="P1"><text:span text:style-name="T1"><text:measure text:kind="gap"/></text:span><text:span text:style-name="T1">16.125</text:span><text:span text:style-name="T1"><text:measure text:kind="unit">"</text:measure></text:span><text:span text:style-name="T1"><text:measure text:kind="gap"/></text:span></text:p>
          </draw:measure>
          <draw:measure draw:style-name="gr30" draw:text-style-name="P1" draw:layer="layout" svg:x1="79.289cm" svg:y1="48.172cm" svg:x2="79.289cm" svg:y2="94.527cm">
            <text:p text:style-name="P1"><text:span text:style-name="T1"><text:measure text:kind="gap"/></text:span><text:span text:style-name="T1">18.125</text:span><text:span text:style-name="T1"><text:measure text:kind="unit">"</text:measure></text:span><text:span text:style-name="T1"><text:measure text:kind="gap"/></text:span></text:p>
          </draw:measure>
          <draw:frame draw:style-name="gr12" draw:text-style-name="P5" draw:layer="layout" svg:width="16.637cm" svg:height="11.807cm" draw:transform="rotate (-1.5707963267949) translate (73.558cm 67.095cm)">
            <draw:text-box>
              <text:p><text:span text:style-name="T4">Right panel</text:span></text:p>
              <text:p><text:span text:style-name="T4">(same as left)</text:span></text:p>
            </draw:text-box>
          </draw:frame>
          <draw:measure draw:style-name="gr31" draw:text-style-name="P1" draw:layer="layout" svg:x1="90.094cm" svg:y1="93.967cm" svg:x2="90.094cm" svg:y2="94.602cm">
  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  </draw:measure>
          <draw:measure draw:style-name="gr32" draw:text-style-name="P1" draw:layer="layout" svg:x1="89.21cm" svg:y1="97.04cm" svg:x2="89.845cm" svg:y2="97.04cm">
  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  </draw:measure>
        </draw:g>
        <draw:measure draw:style-name="gr33" draw:text-style-name="P1" draw:layer="layout" svg:x1="81.266cm" svg:y1="44.502cm" svg:x2="81.398cm" svg:y2="33.08cm">
          <text:p text:style-name="P1"><text:span text:style-name="T1"><text:measure text:kind="gap"/></text:span><text:span text:style-name="T1"><text:measure text:kind="value">4.5</text:measure></text:span><text:span text:style-name="T1"><text:measure text:kind="unit">"</text:measure></text:span><text:span text:style-name="T1"><text:measure text:kind="gap"/></text:span></text:p>
        </draw:measure>
        <draw:measure draw:style-name="gr34" draw:text-style-name="P1" draw:layer="layout" svg:x1="118.016cm" svg:y1="3.654cm" svg:x2="118.651cm" svg:y2="3.654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7.48cm" fo:page-height="106.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B Byerley</meta:initial-creator>
    <meta:creation-date>2019-12-04T14:46:10.568441000</meta:creation-date>
    <dc:date>2022-06-07T19:48:53.665742824</dc:date>
    <dc:creator>Jason Best</dc:creator>
    <meta:editing-duration>PT3H11M29S</meta:editing-duration>
    <meta:editing-cycles>90</meta:editing-cycles>
    <meta:generator>LibreOffice/7.3.3.2$MacOSX_X86_64 LibreOffice_project/d1d0ea68f081ee2800a922cac8f79445e4603348</meta:generator>
    <meta:document-statistic meta:object-count="45"/>
  </office:meta>
</office:document-meta>
</file>